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EA72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ackground-color="#00B0F0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00B0F0"/>
    </style:style>
    <style:style style:name="ce7" style:family="table-cell" style:parent-style-name="Default" style:data-style-name="N0">
      <style:table-cell-properties style:vertical-align="automatic" fo:wrap-option="wrap" fo:background-color="#E97132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#E97132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#FF0000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ackground-color="#FF0000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1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(b|c|ç|d|f|gu|g|ch|nh|lh|j|m|n|p|q|qu|rr|ss|t|v|x|z|pr|br|tr|dr|cr|gr|fr|vr|pl|bl|cl|gl|fl)(a|e|i|o|u|ei|oi|ui|ao|au|eu|i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])(?=l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s)(?=s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^[aeiou]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a)(?=i[r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[ieo])(?=[aeo][rszl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[bcçdfhjklmnpsrtvxwz]u)(?=a[rszl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&lt;!s)(?=s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18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(?&lt;![áàãâéèêíìîóòõôúùû].*)(?=^(ai|ei|oi|ui|au|eu|iu|ou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19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^[hlrs][aiou][m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^(b|c|ç|d|f|gu|g|ch|j|m|n|p|qu|r|s|t|v|x|z|pr|br|tr|dr|cr|gr|fr|vr|pl|bl|cl|gl|fl)(em)$)</text:p>
          </table:table-cell>
          <table:table-cell office:value-type="string" table:style-name="ce4">
            <text:p>ˈ</text:p>
          </table:table-cell>
          <table:table-cell office:value-type="string" table:style-name="ce6">
            <text:p>A22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4">
            <text:p>(?&lt;![áàãâéèêíìîóòõôúùû].*)(?=^[hlr](em)$)</text:p>
          </table:table-cell>
          <table:table-cell office:value-type="string" table:style-name="ce4">
            <text:p>ˈ</text:p>
          </table:table-cell>
          <table:table-cell office:value-type="string" table:style-name="ce6">
            <text:p>A23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4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4</text:p>
          </table:table-cell>
          <table:table-cell table:number-columns-repeated="16381" table:style-name="ce5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5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6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7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8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9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1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2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3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4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5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6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7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r])(?=r[ieo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r])(?=r[u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])(?=l[u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(?&lt;![áàãâéèêíìîóòõôúùû].*)(?&lt;=[ieo])(?=[aeo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8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(?&lt;![áàãâéèêíìîóòõôúùû].*)(?=^(ah|oh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5</text:p>
          </table:table-cell>
          <table:table-cell table:number-columns-repeated="16381" table:style-name="ce5"/>
        </table:table-row>
        <table:table-row table:style-name="ro1">
          <table:table-cell table:style-name="ce11"/>
          <table:table-cell table:style-name="ce3"/>
          <table:table-cell table:number-columns-repeated="16382" table:style-name="ce1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Leonor Martins</dc:creator>
    <dc:date>2025-04-19T11:02:45Z</dc:date>
  </office:meta>
</office:document-meta>
</file>